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7d006"/>
    </style:style>
    <style:style style:name="T1" style:family="text">
      <style:text-properties officeooo:rsid="0017d0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<text:span text:style-name="T1">roxifier正确操作方法；一定要在节点加添完成后，点击Fife,点击一下第一项，New <text:s/>Proxifier,才能正常 使用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6T10:14:52.153000000</meta:creation-date>
    <dc:date>2021-05-26T10:19:39.822000000</dc:date>
    <meta:editing-duration>PT4M48S</meta:editing-duration>
    <meta:editing-cycles>1</meta:editing-cycles>
    <meta:document-statistic meta:table-count="0" meta:image-count="0" meta:object-count="0" meta:page-count="1" meta:paragraph-count="1" meta:word-count="40" meta:character-count="66" meta:non-whitespace-character-count="63"/>
    <meta:generator>LibreOffice/7.1.2.2$Windows_X86_64 LibreOffice_project/8a45595d069ef5570103caea1b71cc9d82b2aae4</meta:generator>
  </office:meta>
</office:document-meta>
</file>